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ato-Regular" svg:font-family="Lato-Regular" style:font-family-generic="roman"/>
    <style:font-face style:name="Inconsolata-Regular" svg:font-family="Inconsolata-Regular" style:font-family-generic="roman"/>
    <style:font-face style:name="Arial" svg:font-family="Arial" style:font-family-generic="swiss" style:font-pitch="variable" svg:panose-1="2 11 6 4 2 2 2 2 2 4"/>
    <style:font-face style:name="Nirmala UI" svg:font-family="Nirmala UI" style:font-family-generic="swiss" style:font-pitch="variable" svg:panose-1="2 11 5 2 4 2 4 2 2 3"/>
  </office:font-face-decls>
  <office:automatic-styles>
    <style:style style:name="P1" style:parent-style-name="Normal" style:master-page-name="MP0" style:family="paragraph">
      <style:paragraph-properties fo:break-before="page"/>
      <style:text-properties style:font-name="Arial" style:font-name-complex="Arial"/>
    </style:style>
    <style:style style:name="P23" style:parent-style-name="Titre1" style:family="paragraph">
      <style:text-properties style:font-name="Arial" style:font-name-complex="Arial" fo:font-weight="bold" style:font-weight-asian="bold" style:use-window-font-color="true"/>
    </style:style>
    <style:style style:name="P24" style:parent-style-name="Titre1" style:family="paragraph">
      <style:text-properties style:font-name="Arial" style:font-name-complex="Arial" fo:font-weight="bold" style:font-weight-asian="bold" style:use-window-font-color="true"/>
    </style:style>
    <style:style style:name="P25" style:parent-style-name="Titre2" style:family="paragraph">
      <style:text-properties style:font-name="Arial" style:font-name-complex="Arial" fo:font-weight="bold" style:font-weight-asian="bold" style:use-window-font-color="true"/>
    </style:style>
    <style:style style:name="P26" style:parent-style-name="Titre2" style:family="paragraph">
      <style:text-properties style:font-name="Arial" style:font-name-complex="Arial" fo:font-weight="bold" style:font-weight-asian="bold" style:use-window-font-color="true"/>
    </style:style>
    <style:style style:name="P27" style:parent-style-name="Normal" style:family="paragraph">
      <style:text-properties style:font-name="Arial" style:font-name-complex="Arial"/>
    </style:style>
    <style:style style:name="P28" style:parent-style-name="Titre2" style:family="paragraph">
      <style:text-properties style:font-name="Arial" style:font-name-complex="Arial" fo:font-weight="bold" style:font-weight-asian="bold" style:use-window-font-color="true"/>
    </style:style>
    <style:style style:name="T29" style:parent-style-name="fontstyle01" style:family="text">
      <style:text-properties style:font-name="Arial" style:font-name-complex="Arial" fo:font-weight="bold" style:font-weight-asian="bold" style:use-window-font-color="true"/>
    </style:style>
    <style:style style:name="T30" style:parent-style-name="fontstyle21" style:family="text">
      <style:text-properties style:font-name="Arial" style:font-name-complex="Arial" fo:font-weight="bold" style:font-weight-asian="bold" style:use-window-font-color="true"/>
    </style:style>
    <style:style style:name="T31" style:parent-style-name="fontstyle01" style:family="text">
      <style:text-properties style:font-name="Arial" style:font-name-complex="Arial" fo:font-weight="bold" style:font-weight-asian="bold" style:use-window-font-color="true"/>
    </style:style>
    <style:style style:name="T32" style:parent-style-name="fontstyle01" style:family="text">
      <style:text-properties style:font-name="Arial" style:font-name-complex="Arial" style:use-window-font-color="true"/>
    </style:style>
    <style:style style:name="T33" style:parent-style-name="fontstyle01" style:family="text">
      <style:text-properties style:font-name="Arial" style:font-name-complex="Arial" style:use-window-font-color="true"/>
    </style:style>
    <style:style style:name="T34" style:parent-style-name="fontstyle01" style:family="text">
      <style:text-properties style:font-name="Arial" style:font-name-complex="Arial" style:use-window-font-color="true"/>
    </style:style>
    <style:style style:name="T35" style:parent-style-name="fontstyle01" style:family="text">
      <style:text-properties style:font-name="Arial" style:font-name-complex="Arial" style:use-window-font-color="true"/>
    </style:style>
    <style:style style:name="T36" style:parent-style-name="fontstyle01" style:family="text">
      <style:text-properties style:font-name="Arial" style:font-name-complex="Arial" fo:font-weight="bold" style:font-weight-asian="bold" style:use-window-font-color="true"/>
    </style:style>
    <style:style style:name="T37" style:parent-style-name="fontstyle21" style:family="text">
      <style:text-properties style:font-name="Arial" style:font-name-complex="Arial" fo:font-weight="bold" style:font-weight-asian="bold" style:use-window-font-color="true"/>
    </style:style>
    <style:style style:name="T38" style:parent-style-name="fontstyle01" style:family="text">
      <style:text-properties style:font-name="Arial" style:font-name-complex="Arial" fo:font-weight="bold" style:font-weight-asian="bold" style:use-window-font-color="true"/>
    </style:style>
    <style:style style:name="T39" style:parent-style-name="Policepardéfaut" style:family="text">
      <style:text-properties style:font-name="Arial" style:font-name-complex="Arial" fo:font-weight="bold" style:font-weight-asian="bold"/>
    </style:style>
    <style:style style:name="T40" style:parent-style-name="fontstyle01" style:family="text">
      <style:text-properties style:font-name="Arial" style:font-name-complex="Arial" fo:font-weight="bold" style:font-weight-asian="bold" style:use-window-font-color="true"/>
    </style:style>
    <style:style style:name="T41" style:parent-style-name="fontstyle01" style:family="text">
      <style:text-properties style:font-name="Arial" style:font-name-complex="Arial" style:use-window-font-color="true"/>
    </style:style>
    <style:style style:name="T42" style:parent-style-name="fontstyle01" style:family="text">
      <style:text-properties style:font-name="Arial" style:font-name-complex="Arial" style:use-window-font-color="true"/>
    </style:style>
    <style:style style:name="T43" style:parent-style-name="fontstyle01" style:family="text">
      <style:text-properties style:font-name="Arial" style:font-name-complex="Arial" style:use-window-font-color="true"/>
    </style:style>
    <style:style style:name="T44" style:parent-style-name="Policepardéfaut" style:family="text">
      <style:text-properties style:font-name="Arial" style:font-name-complex="Arial" fo:font-weight="bold" style:font-weight-asian="bold"/>
    </style:style>
    <style:style style:name="T45" style:parent-style-name="fontstyle01" style:family="text">
      <style:text-properties style:font-name="Arial" style:font-name-complex="Arial" fo:font-weight="bold" style:font-weight-asian="bold" style:use-window-font-color="true"/>
    </style:style>
    <style:style style:name="T46" style:parent-style-name="Policepardéfaut" style:family="text">
      <style:text-properties style:font-name="Arial" style:font-name-complex="Arial" fo:font-weight="bold" style:font-weight-asian="bold"/>
    </style:style>
    <style:style style:name="T47" style:parent-style-name="fontstyle01" style:family="text">
      <style:text-properties style:font-name="Arial" style:font-name-complex="Arial" fo:font-weight="bold" style:font-weight-asian="bold" style:use-window-font-color="true"/>
    </style:style>
    <style:style style:name="T48" style:parent-style-name="fontstyle01" style:family="text">
      <style:text-properties style:font-name="Arial" style:font-name-complex="Arial" fo:font-weight="bold" style:font-weight-asian="bold" style:use-window-font-color="true"/>
    </style:style>
    <style:style style:name="T49" style:parent-style-name="fontstyle01" style:family="text">
      <style:text-properties style:font-name="Arial" style:font-name-complex="Arial" style:use-window-font-color="true"/>
    </style:style>
    <style:style style:name="T50" style:parent-style-name="fontstyle01" style:family="text">
      <style:text-properties style:font-name="Arial" style:font-name-complex="Arial" style:use-window-font-color="true"/>
    </style:style>
    <style:style style:name="T51" style:parent-style-name="fontstyle01" style:family="text">
      <style:text-properties style:font-name="Arial" style:font-name-complex="Arial" style:use-window-font-color="true"/>
    </style:style>
    <style:style style:name="T52" style:parent-style-name="Policepardéfaut" style:family="text">
      <style:text-properties style:font-name="Arial" style:font-name-complex="Arial" fo:font-weight="bold" style:font-weight-asian="bold"/>
    </style:style>
    <style:style style:name="T53" style:parent-style-name="fontstyle01" style:family="text">
      <style:text-properties style:font-name="Arial" style:font-name-complex="Arial" fo:font-weight="bold" style:font-weight-asian="bold" style:use-window-font-color="true"/>
    </style:style>
    <style:style style:name="T54" style:parent-style-name="Policepardéfaut" style:family="text">
      <style:text-properties style:font-name="Arial" style:font-name-complex="Arial" fo:font-weight="bold" style:font-weight-asian="bold"/>
    </style:style>
    <style:style style:name="T55" style:parent-style-name="fontstyle01" style:family="text">
      <style:text-properties style:font-name="Arial" style:font-name-complex="Arial" fo:font-weight="bold" style:font-weight-asian="bold" style:use-window-font-color="true"/>
    </style:style>
    <style:style style:name="T56" style:parent-style-name="fontstyle01" style:family="text">
      <style:text-properties style:font-name="Arial" style:font-name-complex="Arial" style:use-window-font-color="true"/>
    </style:style>
    <style:style style:name="T57" style:parent-style-name="fontstyle01" style:family="text">
      <style:text-properties style:font-name="Arial" style:font-name-complex="Arial" style:use-window-font-color="true"/>
    </style:style>
    <style:style style:name="T58" style:parent-style-name="Policepardéfaut" style:family="text">
      <style:text-properties style:font-name="Arial" style:font-name-complex="Arial" fo:font-weight="bold" style:font-weight-asian="bold"/>
    </style:style>
    <style:style style:name="T59" style:parent-style-name="fontstyle01" style:family="text">
      <style:text-properties style:font-name="Arial" style:font-name-complex="Arial" fo:font-weight="bold" style:font-weight-asian="bold" style:use-window-font-color="true"/>
    </style:style>
    <style:style style:name="T60" style:parent-style-name="Policepardéfaut" style:family="text">
      <style:text-properties style:font-name="Arial" style:font-name-complex="Arial" fo:font-weight="bold" style:font-weight-asian="bold"/>
    </style:style>
    <style:style style:name="T61" style:parent-style-name="fontstyle01" style:family="text">
      <style:text-properties style:font-name="Arial" style:font-name-complex="Arial" fo:font-weight="bold" style:font-weight-asian="bold" style:use-window-font-color="true"/>
    </style:style>
    <style:style style:name="T62" style:parent-style-name="fontstyle01" style:family="text">
      <style:text-properties style:font-name="Arial" style:font-name-complex="Arial" style:use-window-font-color="true"/>
    </style:style>
    <style:style style:name="P63" style:parent-style-name="Normal" style:family="paragraph">
      <style:text-properties style:font-name="Arial" style:font-name-complex="Arial"/>
    </style:style>
    <style:style style:name="T64" style:parent-style-name="fontstyle01" style:family="text">
      <style:text-properties style:font-name="Arial" style:font-name-complex="Arial" fo:font-weight="bold" style:font-weight-asian="bold" style:use-window-font-color="true"/>
    </style:style>
    <style:style style:name="T65" style:parent-style-name="fontstyle01" style:family="text">
      <style:text-properties style:font-name="Arial" style:font-name-complex="Arial" fo:font-weight="bold" style:font-weight-asian="bold" style:use-window-font-color="true"/>
    </style:style>
    <style:style style:name="T66" style:parent-style-name="fontstyle01" style:family="text">
      <style:text-properties style:font-name="Arial" style:font-name-complex="Arial" style:use-window-font-color="true"/>
    </style:style>
    <style:style style:name="T67" style:parent-style-name="fontstyle01" style:family="text">
      <style:text-properties style:font-name="Arial" style:font-name-complex="Arial" style:use-window-font-color="true"/>
    </style:style>
    <style:style style:name="P68" style:parent-style-name="Corpsdetexte" style:family="paragraph">
      <style:paragraph-properties fo:line-height="100%" fo:margin-right="0.3583in"/>
      <style:text-properties style:font-name="Arial" style:font-name-complex="Arial" fo:language="fr" fo:country="CH"/>
    </style:style>
    <style:style style:name="P69" style:parent-style-name="Corpsdetexte" style:family="paragraph">
      <style:paragraph-properties fo:line-height="100%" fo:margin-right="0.3583in"/>
      <style:text-properties style:font-name="Arial" style:font-name-complex="Arial" fo:language="fr" fo:country="CH"/>
    </style:style>
    <style:style style:name="P70" style:parent-style-name="Corpsdetexte" style:family="paragraph">
      <style:paragraph-properties fo:line-height="100%" fo:margin-right="0.3583in"/>
      <style:text-properties style:font-name="Arial" style:font-name-complex="Arial" fo:language="fr" fo:country="CH"/>
    </style:style>
    <style:style style:name="T71" style:parent-style-name="Policepardéfaut" style:family="text">
      <style:text-properties style:font-name="Arial" style:font-name-complex="Arial" fo:font-weight="bold" style:font-weight-asian="bold"/>
    </style:style>
    <style:style style:name="T72" style:parent-style-name="fontstyle01" style:family="text">
      <style:text-properties style:font-name="Arial" style:font-name-complex="Arial" fo:font-weight="bold" style:font-weight-asian="bold" style:use-window-font-color="true"/>
    </style:style>
    <style:style style:name="T73" style:parent-style-name="fontstyle01" style:family="text">
      <style:text-properties style:font-name="Arial" style:font-name-complex="Arial" style:use-window-font-color="true"/>
    </style:style>
    <style:style style:name="T74" style:parent-style-name="fontstyle01" style:family="text">
      <style:text-properties style:font-name="Arial" style:font-name-complex="Arial" style:use-window-font-color="true"/>
    </style:style>
    <style:style style:name="T75" style:parent-style-name="fontstyle01" style:family="text">
      <style:text-properties style:font-name="Arial" style:font-name-complex="Arial" style:use-window-font-color="true"/>
    </style:style>
    <style:style style:name="T76" style:parent-style-name="fontstyle01" style:family="text">
      <style:text-properties style:font-name="Arial" style:font-name-complex="Arial" style:use-window-font-color="true"/>
    </style:style>
  </office:automatic-styles>
  <office:body>
    <office:text text:use-soft-page-breaks="true">
      <text:p text:style-name="P1"/>
      <text:h text:style-name="P23" text:outline-level="1">Systèmes embarqués I – journal</text:h>
      <text:h text:style-name="P24" text:outline-level="1">TP05 </text:h>
      <text:p text:style-name="Normal"/>
      <text:h text:style-name="P25" text:outline-level="2">Heures de<text:s/>travail en dehors des cours : 3</text:h>
      <text:h text:style-name="P26" text:outline-level="2">Feedback :</text:h>
      <text:p text:style-name="P27">Dans ce TP, nous avons créé un pilote qui utilise plusieurs périphériques du Beaglebone.<text:s/>Nous avons ainsi agrandi nos connaissances sur la gestion de ce périphériques ainsi que sur les structures et pointeurs C.<text:s/>Nous avons eu de la peine à réaliser le pilote du timer (heureusement nous avons pu demander de l’aide à nos camarades). Par contre, le reste de l’implémentation n’a pas posé trop de souci malgré quelques difficultés avec la détection du bouton de la roue<text:s/>encodeuse.</text:p>
      <text:h text:style-name="P28" text:outline-level="2">Questions :</text:h>
      <text:p text:style-name="Normal"><text:span text:style-name="T29">Quelle est la signification du qualificatif<text:s/></text:span><text:span text:style-name="T30">volatile<text:s/></text:span><text:span text:style-name="T31">?</text:span></text:p>
      <text:p text:style-name="Normal"><text:span text:style-name="T32">Avec le qualificatif volatile on s’assure que chaque opération sur la variable écrite dans le code est bien effectuée par le code compilé et que le compilateur ne doit pas « opti</text:span><text:span text:style-name="T33">miser » les opérations sur la variable</text:span><text:span text:style-name="T34">, c’est-à-dire qu’à chaque fois qu’on appelle cette variable, il ira effectivement chercher sa valeur dans la mémoire</text:span><text:span text:style-name="T35">.</text:span></text:p>
      <text:p text:style-name="Normal"/>
      <text:p text:style-name="Normal"><text:span text:style-name="T36">Quelle est l’utilité du qualificatif<text:s/></text:span><text:span text:style-name="T37">volatile</text:span><text:span text:style-name="T38">, quand il est associé à</text:span><text:span text:style-name="T39"><text:line-break/></text:span><text:span text:style-name="T40">un pointeur ?</text:span></text:p>
      <text:p text:style-name="Normal"><text:span text:style-name="T41">Cela permet de r</text:span><text:span text:style-name="T42">eporter la propriété « volatile » sur un pointeur qui désignerait une variable volatile. Si on ne le fait pas, les opérations faites avec le pointeur peuvent être optimisées par le compilateur.</text:span></text:p>
      <text:p text:style-name="Normal"><text:span text:style-name="T43">Ce qualificatif est utile en programmation concurrente, lorsque plusieurs processus accèdent à la même ressource.<text:s/></text:span></text:p>
      <text:p text:style-name="Normal"><text:span text:style-name="T44"><text:line-break/></text:span><text:span text:style-name="T45">Comment peut-on efficacement définir des registres et leur</text:span><text:span text:style-name="T46"><text:line-break/></text:span><text:span text:style-name="T47">co</text:span><text:span text:style-name="T48">ntenu en c ?</text:span></text:p>
      <text:p text:style-name="Normal"><text:span text:style-name="T49">Avec un pointeur sur une structure contenant des variables dont le type est de même longueur qu’un registre (par exemple uint32_t pour des registres de 32b).</text:span></text:p>
      <text:p text:style-name="Normal"><text:span text:style-name="T50">Si on attribue au pointeur l’adresse de départ de la banque de registres qu’on veut u</text:span><text:span text:style-name="T51">tiliser, on peut alors par la suite accéder à ces registres avec les champs de notre structure.</text:span></text:p>
      <text:p text:style-name="Normal"><text:span text:style-name="T52"><text:line-break/></text:span><text:span text:style-name="T53">Comment peut-on accéder aux registres d’un contrôleur de</text:span><text:span text:style-name="T54"><text:line-break/></text:span><text:span text:style-name="T55">périphérique situés dans l’espace d’adressage du µP ?</text:span></text:p>
      <text:p text:style-name="Normal"><text:span text:style-name="T56">En se servant de la méthode décrite à la questio</text:span><text:span text:style-name="T57">n précédente et en donnant l’adresse des registres de notre périphérique au pointeur.</text:span></text:p>
      <text:soft-page-break/>
      <text:p text:style-name="Normal"><text:span text:style-name="T58"><text:line-break/></text:span></text:p>
      <text:p text:style-name="Normal"><text:span text:style-name="T59">Comment sont placés les attributs d’une structure dans la</text:span><text:span text:style-name="T60"><text:line-break/></text:span><text:span text:style-name="T61">mémoire ?</text:span></text:p>
      <text:p text:style-name="Normal"><text:span text:style-name="T62">Ils sont placés directement à la suite selon leur ordre de déclaration.<text:s/></text:span></text:p>
      <text:p text:style-name="P63">Etant donné que l'on doit travailler avec des pointeurs, l'adresse en mémoire est importante.<text:s/>Par exemple, dans notre TP, nous avons dû<text:s/>placer des espaces de mémoire occupée pour placer les pointeurs aux bons endroits.</text:p>
      <text:p text:style-name="Normal"/>
      <text:p text:style-name="Normal"><text:span text:style-name="T64">Quelle est l’utilité des<text:s/></text:span><text:span text:style-name="T65">conversions de type (type casting) en C ?</text:span></text:p>
      <text:p text:style-name="Normal"><text:span text:style-name="T66">Cela est utile si on a une donnée dans un certain format et qu’on veut changer, par exemple pour la donner en paramètre d’une fonction qui demande un certain type. Par exemple, on peut avoir une fonction qui<text:s/></text:span><text:span text:style-name="T67">demande un int. Si on a un uint à disposition, il faudra le caster en int avant de le donner à notre fonction.</text:span></text:p>
      <text:p text:style-name="P68">Il existe 2 types de de (type casting) : implicite et explicite.</text:p>
      <text:p text:style-name="P69">Le casting<text:s/>implicite est utilisé par exemple dans des calculs pour transformer des double ou char en int.<text:s/>Il se fait automatiquement.</text:p>
      <text:p text:style-name="P70">Le casting<text:s/>explicite permet de voir une source sous différents types. Ce type de<text:s/>casting<text:s/>est voulu et écrit par le programmeur.</text:p>
      <text:p text:style-name="Normal"/>
      <text:p text:style-name="Normal"><text:span text:style-name="T71"><text:line-break/></text:span><text:span text:style-name="T72">Comment réalise-t-on un ”type cast” en C ?</text:span></text:p>
      <text:p text:style-name="Normal"><text:span text:style-name="T73">Il suffit de d’ajouter entre parenthèses le type dans lequel on veut caster avant le nom de la variab</text:span><text:span text:style-name="T74">le qu’on veut caster, par exemple :</text:span></text:p>
      <text:p text:style-name="Normal"><text:span text:style-name="T75">float x=1.0 ;<text:s/></text:span></text:p>
      <text:p text:style-name="Normal"><text:span text:style-name="T76">double y=(double)x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ato-Regular" svg:font-family="Lato-Regular" style:font-family-generic="roman"/>
    <style:font-face style:name="Inconsolata-Regular" svg:font-family="Inconsolata-Regular" style:font-family-generic="roman"/>
    <style:font-face style:name="Arial" svg:font-family="Arial" style:font-family-generic="swiss" style:font-pitch="variable" svg:panose-1="2 11 6 4 2 2 2 2 2 4"/>
    <style:font-face style:name="Nirmala UI" svg:font-family="Nirmala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yle1" style:display-name="Style1" style:family="paragraph" style:parent-style-name="Titre1" style:default-outline-level="1">
      <style:paragraph-properties fo:line-height="150%"/>
      <style:text-properties style:font-size-complex="18pt" fo:hyphenate="false"/>
    </style:style>
    <style:style style:name="Style1Car" style:display-name="Style1 Car" style:family="text" style:parent-style-name="Policepardéfaut">
      <style:text-properties style:font-name="Calibri Light" style:font-name-asian="Times New Roman" fo:color="#2E74B5" fo:font-size="16pt" style:font-size-asian="16pt" style:font-size-complex="18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fontstyle01" style:display-name="fontstyle01" style:family="text" style:parent-style-name="Policepardéfaut">
      <style:text-properties style:font-name="Lato-Regular" fo:font-weight="normal" style:font-weight-asian="normal" style:font-weight-complex="normal" fo:font-style="normal" style:font-style-asian="normal" style:font-style-complex="normal" fo:color="#000000" fo:font-size="11pt" style:font-size-asian="11pt" style:font-size-complex="11pt"/>
    </style:style>
    <style:style style:name="fontstyle21" style:display-name="fontstyle21" style:family="text" style:parent-style-name="Policepardéfaut">
      <style:text-properties style:font-name="Inconsolata-Regular" fo:font-weight="normal" style:font-weight-asian="normal" style:font-weight-complex="normal" fo:font-style="normal" style:font-style-asian="normal" style:font-style-complex="normal" fo:color="#008080" fo:font-size="11pt" style:font-size-asian="11pt" style:font-size-complex="11pt"/>
    </style:style>
    <style:style style:name="Corpsdetexte" style:display-name="Corps de texte" style:family="paragraph" style:parent-style-name="Normal">
      <style:paragraph-properties fo:widows="0" fo:orphans="0" style:text-autospace="none" style:vertical-align="auto" fo:margin-bottom="0in" fo:line-height="100%"/>
      <style:text-properties style:font-name-complex="Calibri" fo:language="en" fo:country="US" fo:hyphenate="true"/>
    </style:style>
    <style:style style:name="CorpsdetexteCar" style:display-name="Corps de texte Car" style:family="text" style:parent-style-name="Policepardéfaut">
      <style:text-properties style:font-name-complex="Calibri"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 style:family="paragraph">
      <style:paragraph-properties fo:margin-bottom="0.0062in">
        <style:tab-stops>
          <style:tab-stop style:type="center" style:position="0.6916in"/>
          <style:tab-stop style:type="center" style:position="3.3493in"/>
          <style:tab-stop style:type="right" style:position="6.4993in"/>
        </style:tab-stops>
      </style:paragraph-properties>
    </style:style>
    <style:style style:name="T3" style:parent-style-name="Policepardéfaut" style:family="text">
      <style:text-properties style:font-name="Arial" style:font-name-complex="Arial" fo:font-size="10pt" style:font-size-asian="10pt" style:font-size-complex="10pt" style:language-asian="fr" style:country-asian="CH"/>
    </style:style>
    <style:style style:name="T4" style:parent-style-name="Policepardéfaut" style:family="text">
      <style:text-properties style:font-name="Arial" style:font-name-complex="Arial" fo:font-size="10pt" style:font-size-asian="10pt" style:font-size-complex="10pt"/>
    </style:style>
    <style:style style:name="T5" style:parent-style-name="Policepardéfaut" style:family="text">
      <style:text-properties style:font-name="Arial" style:font-name-complex="Arial" fo:font-size="10pt" style:font-size-asian="10pt" style:font-size-complex="10pt"/>
    </style:style>
    <style:style style:name="T6" style:parent-style-name="Policepardéfaut" style:family="text">
      <style:text-properties style:font-name="Arial" style:font-name-complex="Arial" fo:font-size="10pt" style:font-size-asian="10pt" style:font-size-complex="10pt"/>
    </style:style>
    <style:style style:name="T7" style:parent-style-name="Policepardéfaut" style:family="text">
      <style:text-properties style:font-name="Arial" style:font-name-complex="Arial" fo:font-size="10pt" style:font-size-asian="10pt" style:font-size-complex="10pt"/>
    </style:style>
    <style:style style:name="P8" style:parent-style-name="Normal" style:family="paragraph">
      <style:paragraph-properties fo:margin-bottom="0.0062in">
        <style:tab-stops>
          <style:tab-stop style:type="center" style:position="1.4381in"/>
          <style:tab-stop style:type="right" style:position="6.4993in"/>
        </style:tab-stops>
      </style:paragraph-properties>
    </style:style>
    <style:style style:name="T9" style:parent-style-name="Policepardéfaut" style:family="text">
      <style:text-properties style:font-name="Arial" style:font-name-complex="Arial" fo:font-size="10pt" style:font-size-asian="10pt" style:font-size-complex="10pt"/>
    </style:style>
    <style:style style:name="T10" style:parent-style-name="Policepardéfaut" style:family="text">
      <style:text-properties style:font-name="Arial" style:font-name-complex="Arial" fo:font-size="10pt" style:font-size-asian="10pt" style:font-size-complex="10pt"/>
    </style:style>
    <style:style style:name="T11" style:parent-style-name="Policepardéfaut" style:family="text">
      <style:text-properties style:font-name="Arial" style:font-name-complex="Arial" fo:font-size="10pt" style:font-size-asian="10pt" style:font-size-complex="10pt"/>
    </style:style>
    <style:style style:name="P12" style:parent-style-name="Normal" style:family="paragraph">
      <style:paragraph-properties fo:margin-bottom="0in" fo:margin-right="-0.0097in">
        <style:tab-stops>
          <style:tab-stop style:type="center" style:position="1.0416in"/>
          <style:tab-stop style:type="right" style:position="6.4993in"/>
        </style:tab-stops>
      </style:paragraph-properties>
    </style:style>
    <style:style style:name="T13" style:parent-style-name="Policepardéfaut" style:family="text">
      <style:text-properties style:font-name="Arial" style:font-name-complex="Arial" fo:font-size="10pt" style:font-size-asian="10pt" style:font-size-complex="10pt"/>
    </style:style>
    <style:style style:name="T14" style:parent-style-name="Policepardéfaut" style:family="text">
      <style:text-properties style:font-name="Arial" style:font-name-complex="Arial" fo:font-size="10pt" style:font-size-asian="10pt" style:font-size-complex="10pt"/>
    </style:style>
    <style:style style:name="T15" style:parent-style-name="Policepardéfaut" style:family="text">
      <style:text-properties style:font-name="Arial" style:font-name-complex="Arial" style:font-weight-complex="bold" fo:font-size="10pt" style:font-size-asian="10pt" style:font-size-complex="10pt"/>
    </style:style>
    <style:style style:name="T16" style:parent-style-name="Policepardéfaut" style:family="text">
      <style:text-properties style:font-name="Nirmala UI" style:font-name-complex="Nirmala UI" style:font-weight-complex="bold" fo:font-size="10pt" style:font-size-asian="10pt" style:font-size-complex="10pt"/>
    </style:style>
    <style:style style:name="T17" style:parent-style-name="Policepardéfaut" style:family="text">
      <style:text-properties style:font-name="Arial" style:font-name-complex="Arial" style:font-weight-complex="bold" fo:font-size="10pt" style:font-size-asian="10pt" style:font-size-complex="10pt"/>
    </style:style>
    <style:style style:name="T18" style:parent-style-name="Policepardéfaut" style:family="text">
      <style:text-properties style:font-name="Arial" style:font-name-complex="Arial" fo:font-size="10pt" style:font-size-asian="10pt" style:font-size-complex="10pt"/>
    </style:style>
    <style:style style:name="T19" style:parent-style-name="Policepardéfaut" style:family="text">
      <style:text-properties style:font-name="Arial" style:font-name-complex="Arial" fo:font-size="10pt" style:font-size-asian="10pt" style:font-size-complex="10pt"/>
    </style:style>
    <style:style style:name="T20" style:parent-style-name="Policepardéfaut" style:family="text">
      <style:text-properties style:font-name="Arial" style:font-name-complex="Arial" fo:font-size="10pt" style:font-size-asian="10pt" style:font-size-complex="10pt"/>
    </style:style>
    <style:style style:name="P21" style:parent-style-name="Pieddepage" style:family="paragraph">
      <style:paragraph-properties fo:text-align="end"/>
    </style:style>
    <style:style style:name="T22" style:parent-style-name="Policepardéfaut" style:family="text">
      <style:text-properties fo:language="fr" fo:country="FR"/>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P2"><text:span text:style-name="T3"><draw:frame draw:z-index="251659264" draw:style-name="a0" draw:name="Picture 34" text:anchor-type="paragraph" svg:x="-0.4943in" svg:y="-0.145in" svg:width="0.80764in" svg:height="0.80764in" style:rel-width="scale" style:rel-height="scale"><draw:image xlink:href="media/image1.jpeg" xlink:type="simple" xlink:show="embed" xlink:actuate="onLoad"/><svg:title/><svg:desc/></draw:frame></text:span><text:span text:style-name="T4"><text:tab/></text:span><text:span text:style-name="T5">HEIA-FR<text:s/></text:span><text:span text:style-name="T6"><text:tab/><text:s/></text:span><text:span text:style-name="T7"><text:tab/>Charlotte Junod et Nicolas Fuchs<text:s/></text:span></text:p>
        <text:p text:style-name="P8"><text:span text:style-name="T9"><text:tab/></text:span><text:span text:style-name="T10">Systèmes embarqués I – Journal <text:s/></text:span><text:span text:style-name="T11"><text:tab/>charlotte.junod@edu.hefr.ch et nicolas.fuchs@edu.hefr.ch<text:s/></text:span></text:p>
        <text:p text:style-name="P12"><text:span text:style-name="T13"><text:tab/></text:span><text:span text:style-name="T14">TP05 :<text:s/></text:span><text:span text:style-name="T15">Pilote d’un<text:s/></text:span><text:span text:style-name="T16">ti</text:span><text:span text:style-name="T17">mer du AM335x</text:span><text:span text:style-name="T18"><text:s text:c="9"/></text:span><text:span text:style-name="T19"><text:tab/>Fribourg, le 15.12.2016<text:s/></text:span><text:span text:style-name="T20"><text:s text:c="28"/></text:span></text:p>
        <text:p text:style-name="En-tête"/>
      </style:header>
      <style:footer>
        <text:p text:style-name="P21"><text:span text:style-name="T22"><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harlotte</meta:initial-creator>
    <dc:creator>Charlotte</dc:creator>
    <meta:creation-date>2016-12-15T11:50:00Z</meta:creation-date>
    <dc:date>2016-12-15T15:42:00Z</dc:date>
    <meta:template xlink:href="Normal" xlink:type="simple"/>
    <meta:editing-cycles>25</meta:editing-cycles>
    <meta:editing-duration>PT3960S</meta:editing-duration>
    <meta:document-statistic meta:page-count="2" meta:paragraph-count="6" meta:word-count="513" meta:character-count="3331" meta:row-count="23" meta:non-whitespace-character-count="2824"/>
  </office:meta>
</office:document-meta>
</file>